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hyphenate="false" loext:hyphenation-no-caps="false" loext:hyphenation-no-last-word="false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ERSION CONTROL SYSTEM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esented by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UBHAV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HISH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RENTHAR 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cm" svg:y="1.2cm" presentation:class="outline" presentation:user-transformed="true">
          <draw:text-box>
            <text:list text:style-name="L2">
              <text:list-item>
                <text:p><text:span text:style-name="T1">Revert</text:span></text:p>
              </text:list-item>
            </text:list>
            <text:list text:style-name="L3">
              <text:list-item>
                <text:p><text:span text:style-name="T2">Creates a commit, undoing the changes done in one or more commits.</text:span></text:p>
              </text:list-item>
              <text:list-item>
                <text:p text:style-name="P2"><text:span text:style-name="T2">Usage </text:span></text:p>
                <text:p text:style-name="P2"><text:span text:style-name="T3">git command: </text:span><text:span text:style-name="T4">git revert &lt;commit_hash1&gt;...&lt;commit_hashn&gt; </text:span><text:span text:style-name="T5">(the commits to be undone)</text:span></text:p>
                <text:p text:style-name="P2"><text:span text:style-name="T5">source tree: Right click on the commit to revert, click on “Reverse commit...”</text:span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</text:list-item>
            </text:list>
          </draw:text-box>
        </draw:frame>
        <draw:frame draw:style-name="gr2" draw:text-style-name="P3" draw:layer="layout" svg:width="8.53cm" svg:height="6.27cm" svg:x="9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5" draw:layer="layout" svg:width="25.199cm" svg:height="11.319cm" svg:x="1.4cm" svg:y="1.5cm" presentation:class="outline" presentation:user-transformed="true">
          <draw:text-box>
            <text:list text:style-name="L3">
              <text:list-item>
                <text:p text:style-name="P4"><text:span text:style-name="T6">“</text:span><text:span text:style-name="T6">Reset” </text:span><text:span text:style-name="T7">is a similar command but it remove the commit to be undone from the history of commits in that repository.</text:span></text:p>
              </text:list-item>
              <text:list-item>
                <text:p text:style-name="P4"><text:span text:style-name="T7">Usage: </text:span><text:span text:style-name="T8">git reset &lt;commit_hash&gt; </text:span><text:span text:style-name="T7">(of the commit to which we have reset the repo)</text:span></text:p>
              </text:list-item>
              <text:list-item>
                <text:p text:style-name="P4"><text:span text:style-name="T7">Revert is more preferred than reset as it creates a new commit and the older version is also visible in the commit history.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0:51:49.234000000</dc:date>
    <meta:editing-duration>PT23M43S</meta:editing-duration>
    <meta:editing-cycles>5</meta:editing-cycles>
    <meta:generator>LibreOffice/24.2.1.2$Windows_X86_64 LibreOffice_project/db4def46b0453cc22e2d0305797cf981b68ef5ac</meta:generator>
    <meta:document-statistic meta:object-count="56"/>
  </office:meta>
</office:document-meta>
</file>